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color="#FF3333"/>
    </style:style>
    <style:style style:name="P3" style:parent-style-name="Standard" style:family="paragraph">
      <style:text-properties fo:color="#FF3333"/>
    </style:style>
    <style:style style:name="P4" style:parent-style-name="Standard" style:family="paragraph">
      <style:text-properties fo:color="#000000"/>
    </style:style>
    <style:style style:name="P5" style:parent-style-name="Standard" style:family="paragraph">
      <style:text-properties fo:color="#000000"/>
    </style:style>
    <style:style style:name="P6" style:parent-style-name="Standard" style:family="paragraph">
      <style:text-properties fo:color="#000000"/>
    </style:style>
    <style:style style:name="P7" style:parent-style-name="Standard" style:family="paragraph">
      <style:text-properties fo:color="#000000"/>
    </style:style>
    <style:style style:name="T8" style:parent-style-name="Policepardéfaut" style:family="text">
      <style:text-properties fo:color="#000000"/>
    </style:style>
    <style:style style:name="T9" style:parent-style-name="Policepardéfaut" style:family="text">
      <style:text-properties fo:color="#000000"/>
    </style:style>
  </office:automatic-styles>
  <office:body>
    <office:text text:use-soft-page-breaks="true">
      <text:p text:style-name="P1">The folder scripts+documents contains</text:p>
      <text:p text:style-name="Standard">notebook scripts and the data they work on ( csv files) as well as text documents.</text:p>
      <text:p text:style-name="Standard">The scripts and documents should be read in the follwowing<text:s/>order.</text:p>
      <text:p text:style-name="Standard"/>
      <text:p text:style-name="P2">( to be updated)</text:p>
      <text:p text:style-name="P3"/>
      <text:p text:style-name="P4">1 Global Analysis Missing Values</text:p>
      <text:p text:style-name="P5">2 Cleaning ???</text:p>
      <text:p text:style-name="P6">3 Analysis Zone</text:p>
      <text:p text:style-name="P7">4 Partitionning</text:p>
      <text:p text:style-name="Standard"><text:span text:style-name="T8">5 Linear Model</text:span><text:span text:style-name="T9"><text:s/>( html file in R for linear models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65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OUFIK AMAROUCH</dc:creator>
    <meta:creation-date>2018-01-05T13:40:00Z</meta:creation-date>
    <dc:date>2018-01-11T04:11:00Z</dc:date>
    <meta:template xlink:href="Normal" xlink:type="simple"/>
    <meta:editing-cycles>2</meta:editing-cycles>
    <meta:editing-duration>PT240S</meta:editing-duration>
    <meta:document-statistic meta:page-count="1" meta:paragraph-count="1" meta:word-count="51" meta:character-count="336" meta:row-count="2" meta:non-whitespace-character-count="286"/>
  </office:meta>
</office:document-meta>
</file>